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cs.ox.ac.uk/activities/machlearn/Aleph/aleph.html#SEC2" text:style-name="Internet_20_link" text:visited-style-name="Visited_20_Internet_20_Link">http://www.cs.ox.ac.uk/activities/machlearn/Aleph/aleph.html#SEC2</text:a></text:p>
      <text:p text:style-name="Standard"/>
      <text:p text:style-name="Standard">http://swish.swi-prolog.org/</text:p>
      <text:p text:style-name="Standard"/>
      <text:p text:style-name="Standard">ILP</text:p>
      <text:p text:style-name="Standard"/>
      <text:p text:style-name="Standard">Name Muggleton fällt immer wieder</text:p>
      <text:p text:style-name="Standard"/>
      <text:p text:style-name="Standard">Basic Aleph algorithm: <text:s/>general to specific search </text:p>
      <text:p text:style-name="Standard"/>
      <text:list xml:id="list7171652018664316712" text:style-name="L1">
        <text:list-item>
          <text:p text:style-name="P1">Select example (to be generalised)</text:p>
        </text:list-item>
        <text:list-item>
          <text:p text:style-name="P1">Build most-specific-clause (that entails the example selected, and is within language restrictions provided) → the bottom clause</text:p>
        </text:list-item>
        <text:list-item>
          <text:p text:style-name="P1">Search: Find a clause more general than the bottom clause (find subset of the literals of the bottom clause that has the best score)</text:p>
        </text:list-item>
        <text:list-item>
          <text:p text:style-name="P1">Remove redundant: Clause with the best score <text:s/>is added to the current theory</text:p>
        </text:list-item>
      </text:list>
      <text:p text:style-name="Standard"/>
      <text:p text:style-name="Standard">(Step 3 is the core of Aleph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9T10:47:50.83</meta:creation-date>
    <meta:generator>OpenOffice/4.1.2$Win32 OpenOffice.org_project/412m3$Build-9782</meta:generator>
    <meta:document-statistic meta:table-count="0" meta:image-count="0" meta:object-count="0" meta:page-count="1" meta:paragraph-count="10" meta:word-count="85" meta:character-count="587"/>
    <dc:date>2017-06-29T13:16:46.48</dc:date>
    <meta:editing-duration>PT2H28M55S</meta:editing-duration>
    <meta:editing-cycles>1</meta:editing-cycles>
  </office:meta>
</office:document-meta>
</file>